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>
      <style:paragraph-properties fo:text-align="center"/>
    </style:style>
    <style:style style:name="T1" style:family="text">
      <style:text-properties fo:language="de" fo:country="DE"/>
    </style:style>
    <style:style style:name="gr1" style:family="graphic">
      <style:graphic-properties svg:stroke-width="1.01mm" svg:stroke-color="#ff1493" draw:marker-start-width="5.03mm" draw:marker-end-width="5.03mm" draw:textarea-horizontal-align="center" draw:textarea-vertical-align="middle" fo:padding-top="0.49mm" fo:padding-bottom="0.49mm" fo:padding-left="0.49mm" fo:padding-right="0.49m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</text:p>
      <text:p text:style-name="Standard"><draw:path text:anchor-type="paragraph" draw:z-index="0" draw:name="Bézier curve 1" draw:style-name="gr1" draw:text-style-name="P2" svg:width="65.61mm" svg:height="53.54mm" svg:x="32.03mm" svg:y="14.41mm" svg:viewBox="0 0 6562 5355" svg:d="M0 0c67 247 1101 5355 3175 5355 74 0 3380-4522 3366-4741h21">
     <text:p/>
    </draw:path><text:s/><text:span text:style-name="T1">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</text:span> <text:span text:style-name="T1">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</text:span> </text:p>
      <text:p text:style-name="P1">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0mm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ourier New" fo:font-family="'Courier New'" style:font-family-generic="roman" style:font-pitch="variable" fo:font-size="9pt" fo:language="en" fo:country="US" style:letter-kerning="false" style:font-name-asian="Calibri1" style:font-family-asian="Calibri" style:font-family-generic-asian="system" style:font-pitch-asian="variable" style:font-size-asian="9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8.01mm" fo:page-height="210.01mm" style:num-format="1" style:print-orientation="portrait" fo:margin-top="10mm" fo:margin-bottom="10mm" fo:margin-left="10mm" fo:margin-right="10mm" style:writing-mode="lr-tb" style:layout-grid-color="#c0c0c0" style:layout-grid-lines="29" style:layout-grid-base-height="6.35mm" style:layout-grid-ruby-height="0mm" style:layout-grid-mode="none" style:layout-grid-ruby-below="false" style:layout-grid-print="false" style:layout-grid-display="false" style:layout-grid-base-width="3.18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5T12:48:00</meta:creation-date>
    <meta:initial-creator>Regina Henschel</meta:initial-creator>
    <dc:language>de-DE</dc:language>
    <dc:creator>Regina Henschel</dc:creator>
    <dc:date>2021-08-11T16:08:41.240000000</dc:date>
    <meta:editing-cycles>18</meta:editing-cycles>
    <meta:editing-duration>PT58M50S</meta:editing-duration>
    <meta:generator>BCommitContinue/7.3.0.0.alpha0$Windows_X86_64 LibreOffice_project/0330b1a591be25b857af65606f9b2db328e93580</meta:generator>
    <meta:document-statistic meta:table-count="0" meta:image-count="0" meta:object-count="0" meta:page-count="1" meta:paragraph-count="3" meta:word-count="1170" meta:character-count="2339" meta:non-whitespace-character-count="1170"/>
    <meta:user-defined meta:name="AppVersion">15.0000</meta:user-defined>
    <meta:template xlink:type="simple" xlink:actuate="onRequest" xlink:title="SingleCharactersCourier.dotx" xlink:href=""/>
  </office:meta>
</office:document-meta>
</file>